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B000003C7F594E86D9A96B4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53cm" svg:stroke-color="#333333" draw:marker-start-width="0.28cm" draw:marker-end-width="0.28cm" draw:fill="none" draw:textarea-vertical-align="middle" fo:padding-top="0.152cm" fo:padding-bottom="0.152cm" fo:padding-left="0.277cm" fo:padding-right="0.277cm"/>
    </style:style>
    <style:style style:name="gr2" style:family="graphic" style:parent-style-name="standard">
      <style:graphic-properties draw:fill="solid" draw:fill-color="#21409a" draw:textarea-horizontal-align="justify" draw:textarea-vertical-align="middle" draw:auto-grow-height="false" fo:min-height="10.05cm" fo:min-width="9.8cm"/>
    </style:style>
    <style:style style:name="gr3" style:family="graphic" style:parent-style-name="objectwithoutfill">
      <style:graphic-properties draw:marker-end="Arrow" svg:stroke-opacity="50%" draw:fill="none" draw:textarea-vertical-align="middle"/>
    </style:style>
    <style:style style:name="gr4" style:family="graphic" style:parent-style-name="Object_20_with_20_no_20_fill_20_and_20_no_20_line">
      <style:graphic-properties draw:stroke="none" draw:textarea-vertical-align="middle" draw:shadow="hidden" draw:shadow-offset-x="0.212cm" draw:shadow-offset-y="0cm" draw:color-mode="standard" draw:luminance="-14%" draw:contrast="2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35cm" svg:stroke-color="#21409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measure">
      <style:graphic-properties draw:textarea-vertical-align="middle" draw:line-distance="2.8cm" draw:placing="below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1409a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22pt" fo:font-style="normal" style:font-size-asian="22pt" style:font-style-asian="normal" style:font-size-complex="22pt" style:font-style-complex="normal"/>
    </style:style>
    <style:style style:name="P6" style:family="paragraph">
      <loext:graphic-properties draw:fill="none" draw:fill-color="#ffffff"/>
      <style:text-properties fo:font-size="22pt" fo:font-style="normal" style:font-size-asian="22pt" style:font-style-asian="normal" style:font-size-complex="22pt" style:font-style-complex="normal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5cm" svg:y1="11.4cm" svg:x2="16.2cm" svg:y2="11.4cm">
            <text:p/>
          </draw:line>
          <draw:custom-shape draw:style-name="gr2" draw:text-style-name="P2" draw:layer="layout" svg:width="10.3cm" svg:height="10.3cm" draw:transform="rotate (-1.61879288122474) translate (15.482cm 6.294cm)">
            <text:p/>
            <draw:enhanced-geometry svg:viewBox="0 0 21600 21600" draw:type="block-arc" draw:modifiers="-150.434737754033 10328.993007555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polyline draw:style-name="gr3" draw:text-style-name="P1" draw:layer="layout" svg:width="8.499cm" svg:height="6.699cm" svg:x="5.7cm" svg:y="8.5cm" svg:viewBox="0 0 8500 6700" draw:points="0,0 8500,0 1800,6700">
            <text:p/>
          </draw:polyline>
          <draw:polyline draw:style-name="gr3" draw:text-style-name="P1" draw:layer="layout" svg:width="9.741cm" svg:height="4.279cm" draw:transform="rotate (-0.302291026445418) translate (5.70005373400189cm 8.49982769184824cm)" svg:viewBox="0 0 9742 4280" draw:points="0,0 9742,0 3744,4280">
            <text:p/>
          </draw:polyline>
          <draw:frame draw:style-name="gr4" draw:text-style-name="P3" draw:layer="layout" svg:width="1.069cm" svg:height="2.9cm" svg:x="5.131cm" svg:y="8.5cm">
            <draw:image xlink:href="Pictures/10000201000001AB000003C7F594E86D9A96B440.png" xlink:type="simple" xlink:show="embed" xlink:actuate="onLoad">
              <text:p/>
            </draw:image>
          </draw:frame>
          <draw:frame draw:style-name="gr4" draw:text-style-name="P3" draw:layer="layout" svg:width="0.664cm" svg:height="1.8cm" draw:transform="rotate (-3.14159265358979) translate (9.809cm 13.218cm)">
            <draw:image xlink:href="Pictures/10000201000001AB000003C7F594E86D9A96B440.png" xlink:type="simple" xlink:show="embed" xlink:actuate="onLoad">
              <text:p/>
            </draw:image>
          </draw:frame>
          <draw:line draw:style-name="gr5" draw:text-style-name="P1" draw:layer="layout" svg:x1="13.307cm" svg:y1="7.179cm" svg:x2="13.907cm" svg:y2="6.579cm">
            <text:p/>
          </draw:line>
          <draw:line draw:style-name="gr5" draw:text-style-name="P1" draw:layer="layout" svg:x1="13.507cm" svg:y1="7.379cm" svg:x2="14.107cm" svg:y2="6.779cm">
            <text:p/>
          </draw:line>
          <draw:line draw:style-name="gr5" draw:text-style-name="P1" draw:layer="layout" svg:x1="13.707cm" svg:y1="7.579cm" svg:x2="14.307cm" svg:y2="6.979cm">
            <text:p/>
          </draw:line>
          <draw:measure draw:style-name="gr6" draw:text-style-name="P4" draw:layer="measurelines" svg:x1="5.8cm" svg:y1="11.4cm" svg:x2="15cm" svg:y2="11.4cm">
            <text:p text:style-name="P4"><text:span text:style-name="T1">p</text:span><text:span text:style-name="T2">o</text:span><text:measure text:kind="gap"/></text:p>
          </draw:measure>
          <draw:measure draw:style-name="gr7" draw:text-style-name="P3" draw:layer="layout" svg:x1="9.5cm" svg:y1="11.3cm" svg:x2="15cm" svg:y2="11.3cm">
            <text:p text:style-name="P3"><text:span text:style-name="T1">p</text:span><text:span text:style-name="T3"><text:measure text:kind="gap"/></text:span><text:span text:style-name="T2">i</text:span></text:p>
          </draw:measure>
          <draw:frame draw:style-name="gr8" draw:text-style-name="P6" draw:layer="layout" svg:width="1cm" svg:height="1.119cm" svg:x="11cm" svg:y="11.381cm">
            <draw:text-box>
              <text:p text:style-name="P5"><text:span text:style-name="T4">f</text:span></text:p>
            </draw:text-box>
          </draw:frame>
          <draw:frame draw:style-name="gr8" draw:text-style-name="P6" draw:layer="layout" svg:width="1cm" svg:height="1.119cm" svg:x="15.1cm" svg:y="11.4cm">
            <draw:text-box>
              <text:p text:style-name="P5"><text:span text:style-name="T4">v</text:span></text:p>
            </draw:text-box>
          </draw:frame>
          <draw:frame draw:style-name="gr8" draw:text-style-name="P6" draw:layer="layout" svg:width="1cm" svg:height="1.119cm" svg:x="7cm" svg:y="11.382cm">
            <draw:text-box>
              <text:p text:style-name="P5"><text:span text:style-name="T4">c</text:span></text:p>
            </draw:text-box>
          </draw:frame>
          <draw:custom-shape draw:style-name="gr9" draw:text-style-name="P7" draw:layer="layout" svg:width="0.3cm" svg:height="0.3cm" svg:x="11.105cm" svg:y="11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0.3cm" svg:height="0.3cm" svg:x="7.306cm" svg:y="11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0.3cm" svg:height="0.3cm" svg:x="15.006cm" svg:y="11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9:02:49.075633328</meta:creation-date>
    <dc:date>2018-09-23T12:53:43.287524874</dc:date>
    <meta:editing-duration>PT17H6M57S</meta:editing-duration>
    <meta:editing-cycles>1</meta:editing-cycles>
    <meta:document-statistic meta:object-count="18"/>
    <meta:generator>LibreOffice/6.0.6.2$Linux_X86_64 LibreOffice_project/00$Build-2</meta:generator>
  </office:meta>
</office:document-meta>
</file>